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  <style:font-face style:name="Roboto-Regular" svg:font-family="Roboto-Regular" style:font-family-generic="system"/>
  </office:font-face-decl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4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6" style:parent-style-name="Normální" style:family="paragraph">
      <style:text-properties fo:font-weight="bold" style:font-weight-asian="bold"/>
    </style:style>
    <style:style style:name="T17" style:parent-style-name="Silné" style:family="text">
      <style:text-properties style:font-weight-complex="bold"/>
    </style:style>
    <style:style style:name="P18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  <style:text-properties style:font-name-asian="Roboto-Regular"/>
    </style:style>
    <style:style style:name="P19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  <style:text-properties style:font-name-asian="Roboto-Regular"/>
    </style:style>
    <style:style style:name="P20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  <style:text-properties style:font-name-asian="Roboto-Regular"/>
    </style:style>
    <style:style style:name="P21" style:parent-style-name="Základnítext" style:family="paragraph">
      <style:text-properties style:language-asian="en" style:country-asian="US"/>
    </style:style>
    <style:style style:name="P22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  <style:text-properties style:language-asian="en" style:country-asian="US"/>
    </style:style>
    <style:style style:name="P23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4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4">
            <text:p text:style-name="Normální"/>
            <text:p text:style-name="Normální"/>
            <text:p text:style-name="Normální">K106 28/2025</text:p>
            <text:p text:style-name="Normální">KVOP-23184/2025</text:p>
            <text:p text:style-name="Normální">29. 05. 2025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><text:s text:c="5"/></text:p>
            <text:p text:style-name="Normální"><text:s text:c="5"/></text:p>
            <text:p text:style-name="Normální">Vážená paní</text:p>
            <text:p text:style-name="Normální">P. N. O.</text:p>
            <text:p text:style-name="Normální"/>
            <text:p text:style-name="Normální"/>
            <text:p text:style-name="Normální"/>
            <text:p text:style-name="P16">ID DS:<text:s/></text:p>
            <text:p text:style-name="Normální"><text:span text:style-name="T17">do vlastních rukou</text:span></text:p>
            <text:p text:style-name="Normální"/>
          </table:table-cell>
        </table:table-row>
      </table:table>
      <text:h text:style-name="Nadpis1" text:outline-level="1"/>
      <text:h text:style-name="Nadpis1" text:outline-level="1">Sdělení</text:h>
      <text:h text:style-name="Nadpis1" text:outline-level="1">o vyřízení žádosti o informace</text:h>
      <text:h text:style-name="Nadpis1" text:outline-level="1">a o vydání rozhodnutí o částečném odmítnutí žádosti</text:h>
      <text:h text:style-name="Nadpis1" text:outline-level="1">podle zákona č. 106/1999 Sb., o svobodném přístupu k informacím</text:h>
      <text:p text:style-name="Základnítext">Vážená paní N. O.,</text:p>
      <text:p text:style-name="Základnítext">dne 22. 5. 2025 obdržela Kancelář veřejného ochránce práv Vaši žádost o informace. Žádáte o:</text:p>
      <text:list text:style-name="LFO3_1" text:continue-numbering="true">
        <text:list-item>
          <text:p text:style-name="P18">Od jakého data spolupracuje<text:s/>paní<text:s/>XY<text:s/>s VOP? Prosím o uvedení všech dat jejího pracovního angažmá u VOP do současnosti.</text:p>
        </text:list-item>
        <text:list-item>
          <text:p text:style-name="P19">Prosím o přehled VŠECH telefonních hovorů ze služebního telefonu (jakéhokoli, pevná linka, klapka, služební mobil) paní<text:s/>XY<text:s/>za posledního půl roku do současnosti, s anonymizací veškerých telefonních čísel fyzických - neúředních osob.</text:p>
        </text:list-item>
        <text:list-item>
          <text:p text:style-name="P20">Prosím o přehled VŠECH telefonních hovorů a jakýchkoli jiných kontaktů (pracovní e-maily apod.) paní<text:s/>XY<text:s/>s Magistrátem m. Brna a MČ Brno - Královo Pole. Dále s KrÚ JMK.</text:p>
        </text:list-item>
      </text:list>
      <text:h text:style-name="Nadpis2" text:outline-level="2"/>
      <text:h text:style-name="Nadpis2" text:outline-level="2">Dáváme Vám tyto informace:</text:h>
      <text:h text:style-name="Nadpis2" text:outline-level="2">K bodu č. 1</text:h>
      <text:p text:style-name="P21">Paní<text:s/>XY<text:s/>je v Kanceláři v pracovněprávním vztahu (HPP) od 1. 11. 2001 do současnosti. Z toho:<text:s/></text:p>
      <text:list text:style-name="LFO4" text:continue-numbering="true">
        <text:list-item>
          <text:p text:style-name="P22">od 1. 11. 2001 do 30. 4. 2014 jako právnička,<text:s/></text:p>
        </text:list-item>
        <text:list-item>
          <text:p text:style-name="P23">od 01. 5. 2014 do 31. 3. 2018 jako vedoucí<text:s/>oddělení rodiny, zdravotnictví a práce a</text:p>
        </text:list-item>
        <text:list-item>
          <text:p text:style-name="P24">od 01. 4. 2018 do současnosti jako vedoucí odboru rodiny, zdravotnictví a práce.</text:p>
        </text:list-item>
      </text:list>
      <text:h text:style-name="Nadpis2" text:outline-level="2"/>
      <text:h text:style-name="Nadpis2" text:outline-level="2"/>
      <text:h text:style-name="Nadpis2" text:outline-level="2">K bodu č. 2 a č. 3</text:h>
      <text:p text:style-name="Základnítext"><text:span text:style-name="Silné">Tuto informaci Vám nemůžeme podat.</text:span><text:s/>Vysvětlení najdete v přiloženém rozhodnutí o částečném odmítnutí žádosti.</text:p>
      <text:p text:style-name="Základnítext">S pozdravem</text:p>
      <text:p text:style-name="Základnítext"/>
      <text:p text:style-name="Základnítext"/>
      <text:p text:style-name="podpis">JUDr. Pavel Pořízek, Ph.D. v. r.</text:p>
      <text:p text:style-name="podpis">vedoucí Kanceláře veřejného ochránce práv</text:p>
      <text:p text:style-name="podpis">(podepsáno elektronicky)</text:p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>Příloha</text:p>
      <text:p text:style-name="Normální">Rozhodnutí o částečném odmítnutí žádosti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  <style:font-face style:name="Roboto-Regular" svg:font-family="Roboto-Regular" style:font-family-generic="system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style style:name="WW_CharLFO4LVL1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size-complex="11.5pt"/>
    </style:style>
    <style:style style:name="P13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FJLIW*</text:span>*KVOPX00FJLIW*</text:p>
        <text:p text:style-name="P12"/>
        <text:p text:style-name="P13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5-06-04T08:31:00Z</meta:creation-date>
    <dc:date>2025-06-05T07:22:00Z</dc:date>
    <meta:print-date>2016-06-27T07:08:00Z</meta:print-date>
    <meta:template xlink:href="KVOP_dopis%20vedoucího" xlink:type="simple"/>
    <meta:editing-cycles>6</meta:editing-cycles>
    <meta:editing-duration>PT180S</meta:editing-duration>
    <meta:user-defined meta:name="ContentTypeId">0x010100D3A71DC738674B4893D02C4CA0E22FAC</meta:user-defined>
    <meta:document-statistic meta:page-count="2" meta:paragraph-count="3" meta:word-count="231" meta:character-count="1597" meta:row-count="11" meta:non-whitespace-character-count="1369"/>
  </office:meta>
</office:document-meta>
</file>